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156adb" officeooo:paragraph-rsid="00156adb"/>
    </style:style>
    <style:style style:name="P2" style:family="paragraph" style:parent-style-name="Text_20_body">
      <style:paragraph-properties fo:text-align="center" style:justify-single-word="false"/>
      <style:text-properties style:font-name="Liberation Sans" officeooo:rsid="00156adb" officeooo:paragraph-rsid="00156adb"/>
    </style:style>
    <style:style style:name="P3" style:family="paragraph" style:parent-style-name="Text_20_body">
      <style:text-properties style:font-name="Liberation Sans" officeooo:rsid="00172ff8" officeooo:paragraph-rsid="00172ff8"/>
    </style:style>
    <style:style style:name="P4" style:family="paragraph" style:parent-style-name="Text_20_body" style:list-style-name="L2">
      <style:text-properties style:font-name="Liberation Sans" officeooo:rsid="00172ff8" officeooo:paragraph-rsid="00172ff8"/>
    </style:style>
    <style:style style:name="P5" style:family="paragraph" style:parent-style-name="Text_20_body" style:list-style-name="L3">
      <style:text-properties style:font-name="Liberation Sans" officeooo:rsid="00186f6a" officeooo:paragraph-rsid="00186f6a"/>
    </style:style>
    <style:style style:name="P6" style:family="paragraph" style:parent-style-name="Text_20_body">
      <style:text-properties style:font-name="Liberation Sans" officeooo:rsid="00186f6a" officeooo:paragraph-rsid="00186f6a"/>
    </style:style>
    <style:style style:name="P7" style:family="paragraph" style:parent-style-name="Text_20_body">
      <style:text-properties style:font-name="Liberation Sans" officeooo:rsid="0019df37" officeooo:paragraph-rsid="0019df37"/>
    </style:style>
    <style:style style:name="P8" style:family="paragraph" style:parent-style-name="Subtitle">
      <style:text-properties style:font-name="Liberation Sans" officeooo:rsid="00156adb" officeooo:paragraph-rsid="00156adb"/>
    </style:style>
    <style:style style:name="T1" style:family="text">
      <style:text-properties officeooo:rsid="00172ff8"/>
    </style:style>
    <style:style style:name="T2" style:family="text">
      <style:text-properties officeooo:rsid="00186f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df37" style:font-weight-asian="bold" style:font-weight-complex="bold"/>
    </style:style>
    <style:style style:name="T5" style:family="text">
      <style:text-properties officeooo:rsid="0019df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IP ML PROCESSUS</text:p>
      <text:p text:style-name="P2">Predict a topic</text:p>
      <text:p text:style-name="P1"/>
      <text:p text:style-name="P1">1. Define the problem</text:p>
      <text:p text:style-name="P1"><text:tab/>The problem is to predict a topic from paragraphs or small sentences</text:p>
      <text:p text:style-name="P1"/>
      <text:p text:style-name="P1">2. Get the Data</text:p>
      <text:p text:style-name="P1"><text:tab/><text:span text:style-name="T1">Source : Wikipédia </text:span></text:p>
      <text:p text:style-name="P1"><text:tab/><text:span text:style-name="T1">Tools : LXML API</text:span></text:p>
      <text:p text:style-name="P3"/>
      <text:p text:style-name="P3">3. <text:span text:style-name="T2">Clean up the d</text:span>ata</text:p>
      <text:list xml:id="list9028628083776922525" text:style-name="L2">
        <text:list-item>
          <text:p text:style-name="P4">we skip paragraphas that are too short – less than 100 char</text:p>
        </text:list-item>
      </text:list>
      <text:p text:style-name="P3"/>
      <text:p text:style-name="P3">4. <text:span text:style-name="T2">Spot Check Algorithms</text:span></text:p>
      <text:list xml:id="list8674213982596797636" text:style-name="L3">
        <text:list-item>
          <text:p text:style-name="P5"><text:span text:style-name="T3">MultinomialNB</text:span> - <text:a xlink:type="simple" xlink:href="http://scikit-learn.org/stable/modules/generated/sklearn.naive_bayes.MultinomialNB.html" text:style-name="Internet_20_link" text:visited-style-name="Visited_20_Internet_20_Link">http://scikit-learn.org/stable/modules/generated/sklearn.naive_bayes.MultinomialNB.html</text:a></text:p>
          <text:p text:style-name="P5">accuracy : 64 %</text:p>
        </text:list-item>
        <text:list-item>
          <text:p text:style-name="P5"><text:span text:style-name="T3">SGDClassifier </text:span>- <text:a xlink:type="simple" xlink:href="http://scikit-learn.org/stable/modules/generated/sklearn.linear_model.SGDClassifier.html" text:style-name="Internet_20_link" text:visited-style-name="Visited_20_Internet_20_Link">http://scikit-learn.org/stable/modules/generated/sklearn.linear_model.SGDClassifier.html</text:a></text:p>
          <text:p text:style-name="P5">accuracy : 99 %</text:p>
        </text:list-item>
      </text:list>
      <text:p text:style-name="P6"><text:s/></text:p>
      <text:p text:style-name="P6">5. Improve <text:span text:style-name="T5">results</text:span></text:p>
      <text:p text:style-name="P6"><text:tab/><text:span text:style-name="T4">TODO</text:span></text:p>
      <text:p text:style-name="P7"/>
      <text:p text:style-name="P7">6. Present result</text:p>
      <text:p text:style-name="P7"><text:tab/><text:span text:style-name="T3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7:07:35.795017880</meta:creation-date>
    <dc:date>2017-11-06T07:41:35.338818529</dc:date>
    <meta:editing-duration>PT2M48S</meta:editing-duration>
    <meta:editing-cycles>1</meta:editing-cycles>
    <meta:document-statistic meta:table-count="0" meta:image-count="0" meta:object-count="0" meta:page-count="1" meta:paragraph-count="19" meta:word-count="80" meta:character-count="564" meta:non-whitespace-character-count="499"/>
    <meta:generator>LibreOffice/5.1.6.2$Linux_X86_64 LibreOffice_project/10m0$Build-2</meta:generator>
  </office:meta>
</office:document-meta>
</file>